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6e3" officeooo:paragraph-rsid="001326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work architecture: 1 X 3000</text:p>
      <text:p text:style-name="P1">Dropout rate: 10%</text:p>
      <text:p text:style-name="P1">Momentum coefficient:0.5</text:p>
      <text:p text:style-name="P1">Constant LR: 10^-5</text:p>
      <text:p text:style-name="P1">Batch size: 20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1:44:47.301499788</meta:creation-date>
    <dc:date>2020-01-12T11:46:08.404603534</dc:date>
    <meta:editing-duration>PT1M22S</meta:editing-duration>
    <meta:editing-cycles>1</meta:editing-cycles>
    <meta:document-statistic meta:table-count="0" meta:image-count="0" meta:object-count="0" meta:page-count="1" meta:paragraph-count="5" meta:word-count="16" meta:character-count="104" meta:non-whitespace-character-count="93"/>
    <meta:generator>LibreOffice/5.1.6.2$Linux_X86_64 LibreOffice_project/10m0$Build-2</meta:generator>
  </office:meta>
</office:document-meta>
</file>